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e60eb" officeooo:paragraph-rsid="001e60eb"/>
    </style:style>
    <style:style style:name="P2" style:family="paragraph" style:parent-style-name="Standard">
      <style:text-properties officeooo:rsid="001e60eb" officeooo:paragraph-rsid="001e60eb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адание:</text:p>
      <text:p text:style-name="P2"/>
      <text:p text:style-name="P1">Установить sftp клиент, подключиться к 10.4.107.88:22. </text:p>
      <text:section text:style-name="Sect1" text:name="editor-content">
        <text:p text:style-name="Text_20_body">1) В папке dags создать даг с 1 таской, выводящей в логи контекст исполнения PythonOperator</text:p>
        <text:p text:style-name="Text_20_body">2) Сделать даг с расписанием @once, который создаст папку /opt/airflow2/data/{username}</text:p>
        <text:p text:style-name="Text_20_body">3) Сделать даг с генерацией данных в папку /opt/airflow2/data/{username}/calls по примеру дага с лекции. Данные должны быть видны в папке data на sftp сервере.</text:p>
        <text:p text:style-name="Text_20_body">Во всех дагах указать лекцию (lesson_1) и свой username в тегах.</text:p>
      </text:section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3:34:50.068841530</meta:creation-date>
    <dc:date>2024-02-23T13:35:41.859349929</dc:date>
    <meta:editing-duration>PT52S</meta:editing-duration>
    <meta:editing-cycles>1</meta:editing-cycles>
    <meta:document-statistic meta:table-count="0" meta:image-count="0" meta:object-count="0" meta:page-count="1" meta:paragraph-count="7" meta:word-count="67" meta:character-count="465" meta:non-whitespace-character-count="402"/>
    <meta:generator>LibreOffice/7.3.7.2$Linux_X86_64 LibreOffice_project/30$Build-2</meta:generator>
  </office:meta>
</office:document-meta>
</file>